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200000068F124F7C313E99346.png" manifest:media-type="image/png"/>
  <manifest:file-entry manifest:full-path="Pictures/1000000000000207000001161EE365AC8021EC9B.jpg" manifest:media-type="image/jpeg"/>
  <manifest:file-entry manifest:full-path="Pictures/100000000000018D000000D08A67602D387FDC5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_7c__20_Basic-subtitle" style:list-style-name="L1">
      <style:graphic-properties draw:stroke="none" svg:stroke-width="0cm" draw:fill="none" draw:fill-color="#ffffff" draw:textarea-vertical-align="top" draw:auto-grow-height="false" draw:fit-to-size="false" fo:min-height="11.049cm" fo:padding-top="0.5cm" fo:padding-bottom="1.5cm" fo:padding-left="2cm" fo:padding-right="2cm" fo:wrap-option="wrap"/>
    </style:style>
    <style:style style:name="pr2" style:family="presentation" style:parent-style-name="Title_20__7c__20_Basic-title" style:list-style-name="L2">
      <style:graphic-properties draw:stroke="none" svg:stroke-width="0cm" draw:fill="none" draw:textarea-vertical-align="bottom" draw:auto-grow-height="false" draw:fit-to-size="false" fo:min-height="3.181cm" fo:padding-top="1.5cm" fo:padding-bottom="0.5cm" fo:padding-left="2cm" fo:padding-right="2cm" fo:wrap-option="wrap"/>
    </style:style>
    <style:style style:name="pr3" style:family="presentation" style:parent-style-name="Title_20__7c__20_Basic-backgroundobjects" style:list-style-name="L4">
      <style:graphic-properties draw:stroke="none" svg:stroke-width="0cm" draw:fill="solid" draw:fill-color="#ec4b2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4" style:family="presentation" style:parent-style-name="Title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pr5" style:family="presentation" style:parent-style-name="Title_20__7c__20_Basic-notes">
      <style:graphic-properties draw:fill-color="#ffffff" fo:min-height="13.364cm"/>
    </style:style>
    <style:style style:name="pr6" style:family="presentation" style:parent-style-name="Content_20__7c__20_Basic-outline1" style:list-style-name="L5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7" style:family="presentation" style:parent-style-name="Content_20__7c__20_Basic-title" style:list-style-name="L2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8" style:family="presentation" style:parent-style-name="Content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pr9" style:family="presentation" style:parent-style-name="Content_20__7c__20_Basic-backgroundobjects" style:list-style-name="L4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0" style:family="presentation" style:parent-style-name="Content_20__7c__20_Basic-notes">
      <style:graphic-properties draw:fill-color="#ffffff" fo:min-height="13.364cm"/>
    </style:style>
    <style:style style:name="P1" style:family="paragraph">
      <style:paragraph-properties fo:margin-left="0cm" fo:margin-right="0cm" fo:margin-top="0.141cm" fo:margin-bottom="0.141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141cm" fo:margin-bottom="0.141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text-transform="uppercase" fo:color="#ffffff" style:text-line-through-style="none" style:text-line-through-type="none" style:text-position="0% 100%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 fo:hyphenate="false"/>
    </style:style>
    <style:style style:name="P4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 fo:hyphenate="false"/>
    </style:style>
    <style:style style:name="P5" style:family="paragraph">
      <loext:graphic-properties draw:fill="solid" draw:fill-color="#ec4b2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rebuchet MS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solid" draw:fill-color="#00a0ae"/>
      <style:paragraph-properties fo:text-align="start" style:font-independent-line-spacing="true"/>
      <style:text-properties fo:font-size="20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margin-left="0cm" fo:margin-right="0cm" fo:margin-top="0.141cm" fo:margin-bottom="0.141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text-transform="uppercase" fo:color="#00a0ae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 fo:hyphenate="false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text-transform="uppercase" fo:color="#00a0ae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 fo:hyphenate="false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a0ae" style:text-line-through-style="none" style:text-line-through-type="none" style:text-position="0% 100%" style:font-name="Trebuchet MS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9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899cm"/>
        <style:text-properties fo:font-family="Verdana" style:font-family-generic="swiss" style:font-pitch="variable" fo:color="#000000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7c__20_Basic">
        <draw:frame draw:name="Subtitle 1" presentation:style-name="pr1" draw:text-style-name="P2" draw:layer="layout" svg:width="25.399cm" svg:height="4.999cm" svg:x="0cm" svg:y="9.326cm" presentation:class="subtitle" presentation:user-transformed="true">
          <draw:text-box>
            <text:p text:style-name="P1">Bedrijspromotor: Jan Derua</text:p>
            <text:p text:style-name="P1">Schoolpromotor: Wim Dams</text:p>
            <text:p text:style-name="P1">Student: Olivier Van den Eede</text:p>
          </draw:text-box>
        </draw:frame>
        <draw:frame draw:name="Title 2" presentation:style-name="pr2" draw:text-style-name="P4" draw:layer="layout" svg:width="25.399cm" svg:height="4.999cm" svg:x="0cm" svg:y="4.325cm" presentation:class="title" presentation:user-transformed="true">
          <draw:text-box>
            <text:p text:style-name="P3">Iot in gebouwenautomatisatie</text:p>
          </draw:text-box>
        </draw:frame>
        <draw:frame draw:name="Footer Placeholder 3" presentation:style-name="pr3" draw:text-style-name="P5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name="Slide Number Placeholder 4" presentation:style-name="pr4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_20__7c__20_Basic">
        <draw:frame draw:name="Content Placeholder 1" presentation:style-name="pr6" draw:text-style-name="P9" draw:layer="layout" svg:width="25.399cm" svg:height="12.299cm" svg:x="0cm" svg:y="3.2cm" presentation:class="outline" presentation:placeholder="true" presentation:user-transformed="true">
          <draw:text-box/>
        </draw:frame>
        <draw:frame draw:name="Title 2" presentation:style-name="pr7" draw:text-style-name="P11" draw:layer="layout" svg:width="25.399cm" svg:height="3.174cm" svg:x="0cm" svg:y="0cm" presentation:class="title" presentation:user-transformed="true">
          <draw:text-box>
            <text:p text:style-name="P10">Inhoud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draw:frame draw:name="Footer Placeholder 4" presentation:style-name="pr9" draw:text-style-name="P12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7c__20_Basic-background" style:display-name="Title | Basic-background" style:family="presentation">
      <style:graphic-properties draw:stroke="none" draw:fill="solid" draw:fill-color="#00a0ae"/>
      <style:text-properties style:letter-kerning="true"/>
    </style:style>
    <style:style style:name="Title_20__7c__20_Basic-backgroundobjects" style:display-name="Title | 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7c__20_Basic-notes" style:display-name="Title | 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7c__20_Basic-outline1" style:display-name="Title | Basic-outline1" style:family="presentation">
      <style:graphic-properties draw:stroke="none" draw:fill="none" draw:auto-grow-height="false" draw:fit-to-size="shrink-to-fit">
        <text:list-style style:name="Title_20__7c__20_Basic-outline1" style:display-name="Title | 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30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0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30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le_20__7c__20_Basic-outline2" style:display-name="Title | Basic-outline2" style:family="presentation" style:parent-style-name="Title_20__7c__20_Basic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7c__20_Basic-outline3" style:display-name="Title | Basic-outline3" style:family="presentation" style:parent-style-name="Title_20__7c__20_Basic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_7c__20_Basic-outline4" style:display-name="Title | Basic-outline4" style:family="presentation" style:parent-style-name="Title_20__7c__20_Basic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6d96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7c__20_Basic-outline5" style:display-name="Title | Basic-outline5" style:family="presentation" style:parent-style-name="Title_20__7c__20_Basic-outline4">
      <style:paragraph-properties fo:margin-top="0.1cm" fo:margin-bottom="0cm"/>
      <style:text-properties fo:font-size="20pt" style:font-size-asian="20pt" style:font-size-complex="20pt"/>
    </style:style>
    <style:style style:name="Title_20__7c__20_Basic-outline6" style:display-name="Title | Basic-outline6" style:family="presentation" style:parent-style-name="Title_20__7c__20_Basic-outline5">
      <style:paragraph-properties fo:margin-top="0.1cm" fo:margin-bottom="0cm"/>
      <style:text-properties fo:font-size="20pt" style:font-size-asian="20pt" style:font-size-complex="20pt"/>
    </style:style>
    <style:style style:name="Title_20__7c__20_Basic-outline7" style:display-name="Title | Basic-outline7" style:family="presentation" style:parent-style-name="Title_20__7c__20_Basic-outline6">
      <style:paragraph-properties fo:margin-top="0.1cm" fo:margin-bottom="0cm"/>
      <style:text-properties fo:font-size="20pt" style:font-size-asian="20pt" style:font-size-complex="20pt"/>
    </style:style>
    <style:style style:name="Title_20__7c__20_Basic-outline8" style:display-name="Title | Basic-outline8" style:family="presentation" style:parent-style-name="Title_20__7c__20_Basic-outline7">
      <style:paragraph-properties fo:margin-top="0.1cm" fo:margin-bottom="0cm"/>
      <style:text-properties fo:font-size="20pt" style:font-size-asian="20pt" style:font-size-complex="20pt"/>
    </style:style>
    <style:style style:name="Title_20__7c__20_Basic-outline9" style:display-name="Title | Basic-outline9" style:family="presentation" style:parent-style-name="Title_20__7c__20_Basic-outline8">
      <style:paragraph-properties fo:margin-top="0.1cm" fo:margin-bottom="0cm"/>
      <style:text-properties fo:font-size="20pt" style:font-size-asian="20pt" style:font-size-complex="20pt"/>
    </style:style>
    <style:style style:name="Title_20__7c__20_Basic-subtitle" style:display-name="Title | Basic-subtitle" style:family="presentation">
      <style:graphic-properties draw:stroke="none" draw:fill="none" draw:textarea-vertical-align="middle">
        <text:list-style style:name="Title_20__7c__20_Basic-subtitle" style:display-name="Title | 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7c__20_Basic-title" style:display-name="Title | Basic-title" style:family="presentation">
      <style:graphic-properties draw:stroke="none" draw:fill="none" draw:textarea-vertical-align="middle">
        <text:list-style style:name="Title_20__7c__20_Basic-title" style:display-name="Title | 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Verdana" fo:font-family="Verdana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Content_20__7c__20_Basic-background" style:display-name="Content | Basic-background" style:family="presentation">
      <style:graphic-properties draw:stroke="none" draw:fill="solid" draw:fill-color="#ffffff"/>
      <style:text-properties style:letter-kerning="true"/>
    </style:style>
    <style:style style:name="Content_20__7c__20_Basic-backgroundobjects" style:display-name="Content | 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_7c__20_Basic-notes" style:display-name="Content | 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_7c__20_Basic-outline1" style:display-name="Content | Basic-outline1" style:family="presentation">
      <style:graphic-properties draw:stroke="none" draw:fill="none" draw:auto-grow-height="false" draw:fit-to-size="shrink-to-fit">
        <text:list-style style:name="Content_20__7c__20_Basic-outline1" style:display-name="Content | 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30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0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30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Content_20__7c__20_Basic-outline2" style:display-name="Content | Basic-outline2" style:family="presentation" style:parent-style-name="Content_20__7c__20_Basic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_20__7c__20_Basic-outline3" style:display-name="Content | Basic-outline3" style:family="presentation" style:parent-style-name="Content_20__7c__20_Basic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Content_20__7c__20_Basic-outline4" style:display-name="Content | Basic-outline4" style:family="presentation" style:parent-style-name="Content_20__7c__20_Basic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6d96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_7c__20_Basic-outline5" style:display-name="Content | Basic-outline5" style:family="presentation" style:parent-style-name="Content_20__7c__20_Basic-outline4">
      <style:paragraph-properties fo:margin-top="0.1cm" fo:margin-bottom="0cm"/>
      <style:text-properties fo:font-size="20pt" style:font-size-asian="20pt" style:font-size-complex="20pt"/>
    </style:style>
    <style:style style:name="Content_20__7c__20_Basic-outline6" style:display-name="Content | Basic-outline6" style:family="presentation" style:parent-style-name="Content_20__7c__20_Basic-outline5">
      <style:paragraph-properties fo:margin-top="0.1cm" fo:margin-bottom="0cm"/>
      <style:text-properties fo:font-size="20pt" style:font-size-asian="20pt" style:font-size-complex="20pt"/>
    </style:style>
    <style:style style:name="Content_20__7c__20_Basic-outline7" style:display-name="Content | Basic-outline7" style:family="presentation" style:parent-style-name="Content_20__7c__20_Basic-outline6">
      <style:paragraph-properties fo:margin-top="0.1cm" fo:margin-bottom="0cm"/>
      <style:text-properties fo:font-size="20pt" style:font-size-asian="20pt" style:font-size-complex="20pt"/>
    </style:style>
    <style:style style:name="Content_20__7c__20_Basic-outline8" style:display-name="Content | Basic-outline8" style:family="presentation" style:parent-style-name="Content_20__7c__20_Basic-outline7">
      <style:paragraph-properties fo:margin-top="0.1cm" fo:margin-bottom="0cm"/>
      <style:text-properties fo:font-size="20pt" style:font-size-asian="20pt" style:font-size-complex="20pt"/>
    </style:style>
    <style:style style:name="Content_20__7c__20_Basic-outline9" style:display-name="Content | Basic-outline9" style:family="presentation" style:parent-style-name="Content_20__7c__20_Basic-outline8">
      <style:paragraph-properties fo:margin-top="0.1cm" fo:margin-bottom="0cm"/>
      <style:text-properties fo:font-size="20pt" style:font-size-asian="20pt" style:font-size-complex="20pt"/>
    </style:style>
    <style:style style:name="Content_20__7c__20_Basic-subtitle" style:display-name="Content | Basic-subtitle" style:family="presentation">
      <style:graphic-properties draw:stroke="none" draw:fill="none" draw:textarea-vertical-align="middle">
        <text:list-style style:name="Content_20__7c__20_Basic-subtitle" style:display-name="Content | 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_7c__20_Basic-title" style:display-name="Content | Basic-title" style:family="presentation">
      <style:graphic-properties draw:stroke="none" draw:fill="none" draw:textarea-vertical-align="middle">
        <text:list-style style:name="Content_20__7c__20_Basic-title" style:display-name="Content | 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c72" style:text-outline="false" style:text-line-through-style="none" style:text-line-through-type="none" style:text-position="0% 100%" style:font-name="Verdana" fo:font-family="Verdana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a0a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ec4b2f" draw:textarea-vertical-align="middle" draw:auto-grow-height="false" draw:fit-to-size="false" fo:min-height="0cm" fo:min-width="0cm" fo:padding-top="0.05cm" fo:padding-bottom="0.05cm" fo:padding-left="0cm" fo:padding-right="0cm" fo:wrap-option="no-wrap"/>
    </style:style>
    <style:style style:name="Mgr4" style:family="graphic" style:parent-style-name="standard">
      <style:graphic-properties draw:stroke="none" svg:stroke-width="0.071cm" draw:fill="solid" draw:fill-color="#003c7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05cm" fo:padding-bottom="0.05cm" fo:padding-left="0cm" fo:padding-right="0cm" fo:wrap-option="no-wrap"/>
    </style:style>
    <style:style style:name="Mgr7" style:family="graphic" style:parent-style-name="standard">
      <style:graphic-properties draw:stroke="none" svg:stroke-width="0.071cm" draw:fill="solid" draw:fill-color="#ec4b2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0a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a0a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_7c__20_Basic-title">
      <style:graphic-properties draw:stroke="none" svg:stroke-width="0cm" draw:fill="none" draw:textarea-vertical-align="bottom" draw:auto-grow-height="false" draw:fit-to-size="false" fo:min-height="3.181cm" fo:padding-top="1.5cm" fo:padding-bottom="0.5cm" fo:padding-left="2cm" fo:padding-right="2cm" fo:wrap-option="wrap"/>
    </style:style>
    <style:style style:name="Mpr2" style:family="presentation" style:parent-style-name="Title_20__7c__20_Basic-backgroundobjects">
      <style:graphic-properties draw:stroke="none" svg:stroke-width="0cm" draw:fill="solid" draw:fill-color="#ec4b2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Mpr3" style:family="presentation" style:parent-style-name="Title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Mpr4" style:family="presentation" style:parent-style-name="Title_20__7c__20_Basic-backgroundobjects">
      <style:graphic-properties draw:stroke="none" svg:stroke-width="0cm" draw:fill="solid" draw:fill-color="#ffffff" draw:textarea-vertical-align="bottom" draw:auto-grow-height="false" draw:fit-to-size="false" fo:min-height="11.049cm" fo:padding-top="0cm" fo:padding-bottom="0cm" fo:padding-left="0.3cm" fo:padding-right="0cm" fo:wrap-option="wrap"/>
    </style:style>
    <style:style style:name="Mpr5" style:family="presentation" style:parent-style-name="Title_20__7c__20_Bas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_7c__20_Basic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ontent_20__7c__20_Basic-outline1">
      <style:graphic-properties draw:stroke="none" svg:stroke-width="0cm" draw:fill="none" draw:textarea-vertical-align="top" draw:auto-grow-height="false" draw:fit-to-size="false" fo:min-height="11.049cm" fo:padding-top="0.7cm" fo:padding-bottom="0.4cm" fo:padding-left="1.2cm" fo:padding-right="1.2cm" fo:wrap-option="wrap"/>
    </style:style>
    <style:style style:name="Mpr8" style:family="presentation" style:parent-style-name="Content_20__7c__20_Basic-title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Mpr9" style:family="presentation" style:parent-style-name="Content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Mpr10" style:family="presentation" style:parent-style-name="Content_20__7c__20_Basic-backgroundobjects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Mpr11" style:family="presentation" style:parent-style-name="Content_20__7c__20_Basic-backgroundobjects">
      <style:graphic-properties draw:stroke="none" svg:stroke-width="0cm" draw:fill="solid" draw:fill-color="#ec4b2f" draw:textarea-vertical-align="bottom" draw:auto-grow-height="false" draw:fit-to-size="false" fo:min-height="11.049cm" fo:padding-top="0cm" fo:padding-bottom="0cm" fo:padding-left="0.3cm" fo:padding-right="0cm" fo:wrap-option="wrap"/>
    </style:style>
    <style:style style:name="Mpr12" style:family="presentation" style:parent-style-name="Content_20__7c__20_Basic-backgroundobjects">
      <style:graphic-properties draw:stroke="none" draw:fill="none" draw:fill-color="#ffffff" draw:auto-grow-height="false" fo:min-height="1.485cm"/>
    </style:style>
    <style:style style:name="Mpr13" style:family="presentation" style:parent-style-name="Content_20__7c__20_Bas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c4b2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3c72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90%" fo:text-align="center" style:punctuation-wrap="hanging" style:writing-mode="lr-tb"/>
      <style:text-properties fo:font-size="38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1" style:family="paragraph">
      <loext:graphic-properties draw:fill="solid" draw:fill-color="#ec4b2f"/>
      <style:paragraph-properties fo:text-align="start" style:font-independent-line-spacing="true"/>
      <style:text-properties fo:font-size="1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solid" draw:fill-color="#00a0ae"/>
      <style:paragraph-properties fo:text-align="start" style:font-independent-line-spacing="true"/>
      <style:text-properties fo:font-size="20pt" style:font-size-asian="14pt" style:font-size-complex="14pt"/>
    </style:style>
    <style:style style:name="MP14" style:family="paragraph">
      <loext:graphic-properties draw:fill="solid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5" style:family="paragraph">
      <loext:graphic-properties draw:fill="solid" draw:fill-color="#00a0a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  <style:text-properties fo:font-size="3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21" style:family="paragraph">
      <loext:graphic-properties draw:fill="solid" draw:fill-color="#ec4b2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text-transform="uppercase" fo:color="#ffffff" style:text-line-through-style="none" style:text-line-through-type="none" style:text-position="0% 100%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text-transform="uppercase" fo:color="#00a0ae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899cm"/>
        <style:text-properties fo:font-family="Verdana" style:font-family-generic="swiss" style:font-pitch="variable" fo:color="#000000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899cm"/>
        <style:text-properties fo:font-family="Verdana" style:font-family-generic="swiss" style:font-pitch="variable" fo:color="#000000" fo:font-size="90%"/>
      </text:list-level-style-bullet>
      <text:list-level-style-bullet text:level="2" text:bullet-char="−">
        <style:list-level-properties text:space-before="0.989cm" text:min-label-width="1.022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899cm"/>
        <style:text-properties fo:font-family="Verdana" style:font-family-generic="swiss" style:font-pitch="variable" fo:color="#000000" fo:font-size="90%"/>
      </text:list-level-style-bullet>
      <text:list-level-style-bullet text:level="2" text:bullet-char="−">
        <style:list-level-properties text:space-before="0.989cm" text:min-label-width="1.02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012cm" text:min-label-width="0.71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899cm"/>
        <style:text-properties fo:font-family="Verdana" style:font-family-generic="swiss" style:font-pitch="variable" fo:color="#000000" fo:font-size="90%"/>
      </text:list-level-style-bullet>
      <text:list-level-style-bullet text:level="2" text:bullet-char="−">
        <style:list-level-properties text:space-before="0.989cm" text:min-label-width="1.02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012cm" text:min-label-width="0.718cm"/>
        <style:text-properties fo:font-family="Arial" style:font-family-generic="swiss" style:font-pitch="variable" fo:color="#000000" fo:font-size="100%"/>
      </text:list-level-style-bullet>
      <text:list-level-style-bullet text:level="4" text:bullet-char="»">
        <style:list-level-properties text:space-before="2.731cm" text:min-label-width="0.757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00a0a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_7c__20_Basic" style:display-name="Title | Basic" style:page-layout-name="PM1" draw:style-name="Mdp1">
      <draw:custom-shape draw:name="Rectangle 6" draw:style-name="Mgr3" draw:text-style-name="MP5" draw:layer="backgroundobjects" svg:width="25.399cm" svg:height="2.499cm" svg:x="0cm" svg:y="16.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1" draw:style-name="Mgr4" draw:text-style-name="MP6" draw:layer="backgroundobjects" svg:width="5.499cm" svg:height="1.199cm" svg:x="0cm" svg:y="16.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7" draw:layer="backgroundobjects" svg:width="4.588cm" svg:height="2.395cm" svg:x="20.101cm" svg:y="16.6cm">
        <draw:image xlink:href="Pictures/100000000000018D000000D08A67602D387FDC59.jpg" xlink:type="simple" xlink:show="embed" xlink:actuate="onLoad">
          <text:p/>
        </draw:image>
      </draw:frame>
      <draw:custom-shape draw:name="Rectangle 6" draw:style-name="Mgr6" draw:text-style-name="MP8" draw:layer="backgroundobjects" svg:width="25.399cm" svg:height="2.499cm" svg:x="0cm" svg:y="16.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5" draw:layer="backgroundobjects" svg:width="5.499cm" svg:height="1.199cm" svg:x="0cm" svg:y="16.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53" presentation:style-name="Mpr1" draw:text-style-name="MP10" draw:layer="backgroundobjects" svg:width="25.399cm" svg:height="4.999cm" svg:x="0cm" svg:y="4.325cm" presentation:class="title" presentation:user-transformed="true">
        <draw:text-box>
          <text:p text:style-name="MP9"><text:span text:style-name="MT1">Click to edit Master title style</text:span></text:p>
        </draw:text-box>
      </draw:frame>
      <draw:frame draw:name="Footer Placeholder 11" presentation:style-name="Mpr2" draw:text-style-name="MP11" draw:layer="backgroundobjects" svg:width="11.2cm" svg:height="1.199cm" svg:x="2.099cm" svg:y="16.9cm" presentation:class="footer" presentation:user-transformed="true">
        <draw:text-box>
          <text:p/>
        </draw:text-box>
      </draw:frame>
      <draw:frame draw:name="Slide Number Placeholder 10" presentation:style-name="Mpr3" draw:text-style-name="MP13" draw:layer="backgroundobjects" svg:width="0.999cm" svg:height="1.852cm" svg:x="1cm" svg:y="16.9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frame draw:name="Picture 9" draw:style-name="Mgr5" draw:text-style-name="MP7" draw:layer="backgroundobjects" svg:width="5.993cm" svg:height="3.208cm" svg:x="1cm" svg:y="1cm">
        <draw:image xlink:href="Pictures/1000000000000207000001161EE365AC8021EC9B.jpg" xlink:type="simple" xlink:show="embed" xlink:actuate="onLoad">
          <text:p/>
        </draw:image>
      </draw:frame>
      <draw:frame draw:name="Date Placeholder 13" presentation:style-name="Mpr4" draw:text-style-name="MP14" draw:layer="backgroundobjects" svg:width="2.751cm" svg:height="0.555cm" svg:x="2.099cm" svg:y="18.25cm" presentation:class="date-time" presentation:user-transformed="true">
        <draw:text-box>
          <text:p/>
        </draw:text-box>
      </draw:frame>
      <draw:custom-shape draw:name="Rectangle 19" draw:style-name="Mgr8" draw:text-style-name="MP15" draw:layer="backgroundobjects" svg:width="25.399cm" svg:height="0.799cm" svg:x="0cm" svg:y="15.7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5" draw:text-style-name="MP7" draw:layer="backgroundobjects" svg:width="3.157cm" svg:height="1.199cm" svg:x="21.2cm" svg:y="17.2cm">
        <draw:image xlink:href="Pictures/100002010000011200000068F124F7C313E99346.png" xlink:type="simple" xlink:show="embed" xlink:actuate="onLoad">
          <text:p/>
        </draw:image>
      </draw:frame>
      <draw:frame presentation:style-name="Title_20__7c__20_Basic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_7c__20_Basic-title" draw:layer="backgroundobjects" svg:width="14.848cm" svg:height="11.136cm" svg:x="3.075cm" svg:y="2.257cm" presentation:class="page"/>
        <draw:frame presentation:style-name="Title_20__7c__20_Bas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_7c__20_Basic" style:display-name="Content | Basic" style:page-layout-name="PM1" draw:style-name="Mdp2">
      <draw:custom-shape draw:name="Rectangle 6" draw:style-name="Mgr3" draw:text-style-name="MP5" draw:layer="backgroundobjects" svg:width="25.399cm" svg:height="2.499cm" svg:x="0cm" svg:y="16.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1" draw:style-name="Mgr9" draw:text-style-name="MP8" draw:layer="backgroundobjects" svg:width="5.499cm" svg:height="1.199cm" svg:x="0cm" svg:y="16.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7" draw:layer="backgroundobjects" svg:width="4.588cm" svg:height="2.395cm" svg:x="20.101cm" svg:y="16.6cm">
        <draw:image xlink:href="Pictures/100000000000018D000000D08A67602D387FDC59.jpg" xlink:type="simple" xlink:show="embed" xlink:actuate="onLoad">
          <text:p/>
        </draw:image>
      </draw:frame>
      <draw:frame draw:name="Content Placeholder 2" presentation:style-name="Mpr7" draw:text-style-name="MP17" draw:layer="backgroundobjects" svg:width="25.399cm" svg:height="12.299cm" svg:x="0cm" svg:y="3.2cm" presentation:class="outline" presentation:user-transformed="true">
        <draw:text-box>
          <text:list text:style-name="ML5">
            <text:list-item>
              <text:p text:style-name="MP16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8" draw:text-style-name="MP19" draw:layer="backgroundobjects" svg:width="25.399cm" svg:height="3.174cm" svg:x="0cm" svg:y="0cm" presentation:class="title" presentation:user-transformed="true">
        <draw:text-box>
          <text:p text:style-name="MP18"><text:span text:style-name="MT7">Click to edit Master title style</text:span></text:p>
        </draw:text-box>
      </draw:frame>
      <draw:line draw:name="Straight Connector 13" draw:style-name="Mgr10" draw:text-style-name="MP7" draw:layer="backgroundobjects" svg:x1="0.5cm" svg:y1="3.17cm" svg:x2="24.8cm" svg:y2="3.171cm">
        <text:p/>
      </draw:line>
      <draw:frame draw:name="Slide Number Placeholder 15" presentation:style-name="Mpr9" draw:text-style-name="MP13" draw:layer="backgroundobjects" svg:width="0.999cm" svg:height="1.852cm" svg:x="1cm" svg:y="16.9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frame draw:name="Footer Placeholder 16" presentation:style-name="Mpr10" draw:text-style-name="MP20" draw:layer="backgroundobjects" svg:width="11.2cm" svg:height="1.199cm" svg:x="2.099cm" svg:y="16.9cm" presentation:class="footer" presentation:user-transformed="true">
        <draw:text-box>
          <text:p/>
        </draw:text-box>
      </draw:frame>
      <draw:frame draw:name="Picture 11" draw:style-name="Mgr5" draw:text-style-name="MP7" draw:layer="backgroundobjects" svg:width="4.588cm" svg:height="2.395cm" svg:x="20.101cm" svg:y="16.6cm">
        <draw:image xlink:href="Pictures/100000000000018D000000D08A67602D387FDC59.jpg" xlink:type="simple" xlink:show="embed" xlink:actuate="onLoad">
          <text:p/>
        </draw:image>
      </draw:frame>
      <draw:frame draw:name="Date Placeholder 7" presentation:style-name="Mpr11" draw:text-style-name="MP21" draw:layer="backgroundobjects" svg:width="2.751cm" svg:height="0.555cm" svg:x="2.099cm" svg:y="18.25cm" presentation:class="date-time" presentation:user-transformed="true">
        <draw:text-box>
          <text:p/>
        </draw:text-box>
      </draw:frame>
      <presentation:notes style:page-layout-name="PM0">
        <draw:page-thumbnail presentation:style-name="Content_20__7c__20_Basic-title" draw:layer="backgroundobjects" svg:width="14.848cm" svg:height="11.136cm" svg:x="3.075cm" svg:y="2.257cm" presentation:class="page"/>
        <draw:frame presentation:style-name="Content_20__7c__20_Basic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3</meta:editing-cycles>
    <meta:creation-date>2017-03-20T12:36:48.235477673</meta:creation-date>
    <dc:date>2017-03-20T12:40:45.190559802</dc:date>
    <meta:editing-duration>PT6M57S</meta:editing-duration>
    <meta:generator>LibreOffice/5.3.1.2$Linux_X86_64 LibreOffice_project/30m0$Build-2</meta:generator>
    <meta:document-statistic meta:object-count="57"/>
    <meta:user-defined meta:name="AppVersion">12.0000</meta:user-defined>
    <meta:user-defined meta:name="Company">Dienst informatic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